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02062e" officeooo:paragraph-rsid="0002d813"/>
    </style:style>
    <style:style style:name="P2" style:family="paragraph" style:parent-style-name="Standard">
      <style:text-properties fo:language="en" fo:country="US" officeooo:rsid="000728d6" officeooo:paragraph-rsid="000728d6"/>
    </style:style>
    <style:style style:name="P3" style:family="paragraph" style:parent-style-name="Standard">
      <style:text-properties fo:language="en" fo:country="US" officeooo:rsid="000bbd91" officeooo:paragraph-rsid="000bbd91"/>
    </style:style>
    <style:style style:name="P4" style:family="paragraph" style:parent-style-name="Standard">
      <style:text-properties fo:language="en" fo:country="US" officeooo:rsid="000d7765" officeooo:paragraph-rsid="000d7765"/>
    </style:style>
    <style:style style:name="P5" style:family="paragraph" style:parent-style-name="Standard">
      <style:text-properties fo:language="en" fo:country="US" officeooo:rsid="000ee92c" officeooo:paragraph-rsid="000ee92c"/>
    </style:style>
    <style:style style:name="P6" style:family="paragraph" style:parent-style-name="Standard">
      <style:text-properties fo:language="en" fo:country="US" officeooo:rsid="0003ea37" officeooo:paragraph-rsid="0003ea37"/>
    </style:style>
    <style:style style:name="P7" style:family="paragraph" style:parent-style-name="Standard">
      <style:text-properties fo:language="en" fo:country="US" officeooo:rsid="00056c7c" officeooo:paragraph-rsid="00056c7c"/>
    </style:style>
    <style:style style:name="P8" style:family="paragraph" style:parent-style-name="Standard">
      <style:text-properties fo:language="en" fo:country="US" officeooo:rsid="000f80b1" officeooo:paragraph-rsid="000ee92c"/>
    </style:style>
    <style:style style:name="P9" style:family="paragraph" style:parent-style-name="Standard">
      <style:text-properties fo:language="en" fo:country="US" officeooo:rsid="0002062e" officeooo:paragraph-rsid="0002d813"/>
    </style:style>
    <style:style style:name="P10" style:family="paragraph" style:parent-style-name="Standard">
      <style:paragraph-properties fo:text-align="center" style:justify-single-word="false"/>
      <style:text-properties fo:font-size="15pt" fo:language="en" fo:country="US" fo:font-weight="bold" officeooo:rsid="0014ea90" officeooo:paragraph-rsid="0014ea90" style:font-size-asian="15pt" style:font-weight-asian="bold" style:font-size-complex="15pt" style:font-weight-complex="bold"/>
    </style:style>
    <style:style style:name="T1" style:family="text">
      <style:text-properties officeooo:rsid="0002d813"/>
    </style:style>
    <style:style style:name="T2" style:family="text">
      <style:text-properties officeooo:rsid="0003ebc2"/>
    </style:style>
    <style:style style:name="T3" style:family="text">
      <style:text-properties officeooo:rsid="00056c7c"/>
    </style:style>
    <style:style style:name="T4" style:family="text">
      <style:text-properties officeooo:rsid="0005bdef"/>
    </style:style>
    <style:style style:name="T5" style:family="text">
      <style:text-properties officeooo:rsid="00089633"/>
    </style:style>
    <style:style style:name="T6" style:family="text">
      <style:text-properties officeooo:rsid="000d7765"/>
    </style:style>
    <style:style style:name="T7" style:family="text">
      <style:text-properties officeooo:rsid="000f80b1"/>
    </style:style>
    <style:style style:name="T8" style:family="text">
      <style:text-properties officeooo:rsid="0011278a"/>
    </style:style>
    <style:style style:name="T9" style:family="text">
      <style:text-properties officeooo:rsid="0012c7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bstract: It Is Artificial Idiocy That Is Alarming, Not Artificial Intelligence </text:p>
      <text:p text:style-name="P1"/>
      <text:p text:style-name="P1"/>
      <text:p text:style-name="P1"><text:tab/>Artificial Intelligence is a computer systems that can simulate intelligent behavior and perform task<text:span text:style-name="T1">s</text:span> requiring human intelligence. Engineers expect systems to interact with the real worl<text:span text:style-name="T1">d</text:span>, involv<text:span text:style-name="T3">ing</text:span> a lower form of intelligence <text:span text:style-name="T1">but they act repetitively. They need to be told what to do and for that, some higher intelligence is required.</text:span></text:p>
      <text:p text:style-name="P1"/>
      <text:p text:style-name="P6"><text:tab/>The more intelligent systems are similar to the brain. We understand our world, learn and remember by it. Some believe brain can be simulated and <text:span text:style-name="T8">those simulated can </text:span>be intelligent because brains are intelligent. <text:span text:style-name="T2">But they can only do what their designers allow them to do.</text:span></text:p>
      <text:p text:style-name="P7"><text:tab/>General intelligence is the long term goal, and many people work together in their respective discipline to improve <text:span text:style-name="T4">tools used by AI and create more capable computer systems.</text:span></text:p>
      <text:p text:style-name="P7"/>
      <text:p text:style-name="P2"><text:span text:style-name="T5"><text:tab/>T</text:span>he idea of making a “child machine” <text:span text:style-name="T5">that could improve itself from experience, began the study of machine intelligence but programs lacked intuitive common sense. We cannot find what kind of computation we call intelligent. At one end of the spectrum of research there are handy robotic devices and at the other end, brain augmentation. Some of these implying smarter-than-human intelligence and there are negative opinions about that.</text:span></text:p>
      <text:p text:style-name="P3"><text:tab/>Numerous people are afraid that intelligent machines run out of control. <text:span text:style-name="T6">They become more accomplished decision makers, connected through Internet and they could have an unanticipated and unpredictable impact. But researchers made a lot of progress to counter hypothetical menaces.</text:span></text:p>
      <text:p text:style-name="P4">Also AI is just a tool for now, it cannot discuss with us or create life like a living being.</text:p>
      <text:p text:style-name="P4"/>
      <text:p text:style-name="P5"><text:tab/>In terms of power, capacity, availability, we can improve AI. But a Decision-making system need more research and <text:span text:style-name="T9">it</text:span> <text:span text:style-name="T7">m</text:span>ay need analogue computers and not digital ones to think like or better than human. <text:span text:style-name="T7">We can change their algorithms if they make mistakes but they have no emotions and never will because they are not subject to the forces of natural selectio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6:35:31.630017697</meta:creation-date>
    <dc:date>2017-05-14T20:49:12.410914474</dc:date>
    <meta:editing-duration>PT43M37S</meta:editing-duration>
    <meta:editing-cycles>8</meta:editing-cycles>
    <meta:generator>LibreOffice/5.1.6.2$Linux_X86_64 LibreOffice_project/10m0$Build-2</meta:generator>
    <meta:document-statistic meta:table-count="0" meta:image-count="0" meta:object-count="0" meta:page-count="1" meta:paragraph-count="8" meta:word-count="327" meta:character-count="2042" meta:non-whitespace-character-count="1716"/>
  </office:meta>
</office:document-meta>
</file>